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4000009F63CEE4D38.jpg" manifest:media-type=""/>
  <manifest:file-entry manifest:full-path="Pictures/1000000000000CE4000009F6638C907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2.35cm"/>
    </style:style>
    <style:style style:name="gr3" style:family="graphic" style:parent-style-name="standard">
      <style:graphic-properties draw:stroke="none" draw:fill="none" fo:min-height="5.845cm"/>
    </style:style>
    <style:style style:name="gr4" style:family="graphic" style:parent-style-name="standard">
      <style:graphic-properties draw:stroke="none" draw:fill="none" fo:min-height="7.811cm"/>
    </style:style>
    <style:style style:name="gr5" style:family="graphic" style:parent-style-name="standard">
      <style:graphic-properties draw:stroke="none" draw:fill="none" fo:min-height="10.951cm"/>
    </style:style>
    <style:style style:name="gr6" style:family="graphic" style:parent-style-name="standard">
      <style:graphic-properties draw:stroke="none" draw:fill="none" fo:min-height="4.523cm"/>
    </style:style>
    <style:style style:name="gr7" style:family="graphic" style:parent-style-name="standard">
      <style:graphic-properties draw:stroke="none" draw:fill="none" fo:min-height="13.976cm"/>
    </style:style>
    <style:style style:name="gr8" style:family="graphic" style:parent-style-name="standard">
      <style:graphic-properties draw:stroke="none" draw:fill="none" fo:min-height="16.676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size="20pt"/>
    </style:style>
    <style:style style:name="P3" style:family="paragraph">
      <style:text-properties fo:font-family="'Ubuntu Light'" style:font-pitch="variable"/>
    </style:style>
    <style:style style:name="P4" style:family="paragraph">
      <style:text-properties fo:font-family="'Ubuntu Mono'" style:font-pitch="fixed" fo:font-size="20pt" style:font-size-asian="20pt" style:font-size-complex="20pt"/>
    </style:style>
    <style:style style:name="P5" style:family="paragraph">
      <style:text-properties fo:color="#999988" fo:font-family="'Ubuntu Mono'" style:font-pitch="fixed" fo:font-size="20pt" fo:font-style="italic" style:font-size-asian="20pt" style:font-style-asian="italic" style:font-size-complex="20pt" style:font-style-complex="italic"/>
    </style:style>
    <style:style style:name="P6" style:family="paragraph">
      <style:text-properties fo:color="#777777" fo:font-family="'Ubuntu Mono'" style:font-pitch="fixed" fo:font-size="22pt" style:font-size-asian="22pt" style:font-size-complex="22pt"/>
    </style:style>
    <style:style style:name="P7" style:family="paragraph">
      <style:text-properties fo:font-family="'Ubuntu Mono'" style:font-pitch="fixed" fo:font-size="22pt" style:font-size-asian="22pt" style:font-size-complex="22pt"/>
    </style:style>
    <style:style style:name="P8" style:family="paragraph">
      <style:text-properties fo:color="#000000" fo:font-family="'Ubuntu Mono'" style:font-pitch="fixed" fo:font-size="22pt" style:font-size-asian="22pt" style:font-size-complex="22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family="'Ubuntu Light'" style:font-pitch="variable" fo:font-size="32pt" fo:font-style="normal" style:font-style-asian="normal" style:font-style-complex="normal"/>
    </style:style>
    <style:style style:name="T3" style:family="text">
      <style:text-properties fo:color="#333333" fo:font-family="'Ubuntu Mono'" style:font-pitch="fixed" fo:font-size="20pt" style:font-size-asian="20pt" style:font-size-complex="20pt"/>
    </style:style>
    <style:style style:name="T4" style:family="text">
      <style:text-properties fo:font-family="'Ubuntu Mono'" style:font-pitch="fixed" fo:font-size="20pt" style:font-size-asian="20pt" style:font-size-complex="20pt"/>
    </style:style>
    <style:style style:name="T5" style:family="text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999999" fo:font-family="'Ubuntu Mono'" style:font-pitch="fixed" fo:font-size="20pt" style:font-size-asian="20pt" style:font-size-complex="20pt"/>
    </style:style>
    <style:style style:name="T7" style:family="text">
      <style:text-properties fo:color="#dd1144" fo:font-family="'Ubuntu Mono'" style:font-pitch="fixed" fo:font-size="20pt" style:font-size-asian="20pt" style:font-size-complex="20pt"/>
    </style:style>
    <style:style style:name="T8" style:family="text">
      <style:text-properties fo:color="#999988" fo:font-family="'Ubuntu Mono'" style:font-pitch="fixed" fo:font-size="20pt" fo:font-style="italic" style:font-size-asian="20pt" style:font-style-asian="italic" style:font-size-complex="20pt" style:font-style-complex="italic"/>
    </style:style>
    <style:style style:name="T9" style:family="text">
      <style:text-properties fo:color="#009999" fo:font-family="'Ubuntu Mono'" style:font-pitch="fixed" fo:font-size="20pt" style:font-size-asian="20pt" style:font-size-complex="2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86b3" fo:font-family="'Ubuntu Mono'" style:font-pitch="fixed" fo:font-size="20pt" style:font-size-asian="20pt" style:font-size-complex="20pt"/>
    </style:style>
    <style:style style:name="T13" style:family="text">
      <style:text-properties fo:font-family="'Ubuntu Mono'" style:font-pitch="fixed"/>
    </style:style>
    <style:style style:name="T14" style:family="text">
      <style:text-properties fo:color="#445588" fo:font-family="'Ubuntu Mono'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990000" fo:font-family="'Ubuntu Mono'" style:font-pitch="fixed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8800" fo:font-family="'Ubuntu Mono'" style:font-pitch="fixed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000000" fo:font-family="'Ubuntu Mono'" style:font-pitch="fixed" fo:font-size="22pt" style:font-size-asian="22pt" style:font-size-complex="22pt"/>
    </style:style>
    <style:style style:name="T18" style:family="text">
      <style:text-properties fo:color="#0066bb" fo:font-family="'Ubuntu Mono'" style:font-pitch="fixed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0000dd" fo:font-family="'Ubuntu Mono'" style:font-pitch="fixed" fo:font-size="22pt" style:font-size-asian="22pt" style:font-size-complex="22pt"/>
    </style:style>
    <style:style style:name="T20" style:family="text">
      <style:text-properties fo:color="#336699" fo:font-family="'Ubuntu Mono'" style:font-pitch="fixed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family="'Ubuntu Mono'" style:font-pitch="fixed" fo:font-size="22pt" style:font-size-asian="22pt" style:font-size-complex="22pt"/>
    </style:style>
    <style:style style:name="T22" style:family="text">
      <style:text-properties fo:color="#771100" fo:font-family="'Ubuntu Mono'" style:font-pitch="fixed" fo:font-size="22pt" style:font-size-asian="22pt" style:font-size-complex="22pt"/>
    </style:style>
    <style:style style:name="T23" style:family="text">
      <style:text-properties fo:color="#dd2200" fo:font-family="'Ubuntu Mono'" style:font-pitch="fixed" fo:font-size="22pt" style:font-size-asian="22pt" style:font-size-complex="22pt"/>
    </style:style>
    <style:style style:name="T24" style:family="text">
      <style:text-properties fo:color="#bb4444" fo:font-family="'Ubuntu Mono'" style:font-pitch="fix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Python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arning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is talk is not completely pythonic</text:p>
              </text:list-item>
              <text:list-item>
                <text:p>This talk is not completely idiomatic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Programming is useful because we can repeat tasks</text:span></text:p>
              </text:list-item>
              <text:list-item>
                <text:p><text:span text:style-name="T2">Iteration is one of the fundamental building blocks of most programming languages</text:span></text:p>
              </text:list-item>
              <text:list-item>
                <text:p><text:span text:style-name="T2">Iteration usually refers to repetition</text:span></text:p>
                <text:list>
                  <text:list-item>
                    <text:p><text:span text:style-name="T2">In mathematics iterating a functions means applying it repeatedly</text:span></text:p>
                  </text:list-item>
                  <text:list-item>
                    <text:p><text:span text:style-name="T2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</text:list-item>
                </text:list>
              </text:list-item>
              <text:list-item>
                <text:p>Invariant</text:p>
                <text:list>
                  <text:list-item>
                    <text:p>A property that is held either before, after, or during a loo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trict – Everything gets done</text:p>
              </text:list-item>
              <text:list-item>
                <text:p>Lazy – Something gets done when needed.</text:p>
              </text:list-item>
              <text:list-item>
                <text:p>In Order – Do it in order</text:p>
              </text:list-item>
              <text:list-item>
                <text:p>Out of Order – Do it out of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</text:list-item>
              <text:list-item>
                <text:p/>
              </text:list-item>
            </text:list>
          </draw:text-box>
        </draw:frame>
        <draw:frame draw:style-name="gr2" draw:layer="layout" svg:width="18cm" svg:height="12.6cm" svg:x="6cm" svg:y="8cm">
          <draw:text-box>
            <text:p/>
            <text:p><text:span text:style-name="T3">condition</text:span><text:span text:style-name="T4"> </text:span><text:span text:style-name="T5">=</text:span><text:span text:style-name="T4"> </text:span><text:span text:style-name="T6">True</text:span></text:p>
            <text:p><text:span text:style-name="T5">while</text:span><text:span text:style-name="T4"> </text:span><text:span text:style-name="T3">condition</text:span><text:span text:style-name="T4">:</text:span></text:p>
            <text:p><text:span text:style-name="T4">    </text:span><text:span text:style-name="T7">"""block"""</text:span></text:p>
            <text:p><text:span text:style-name="T4">    </text:span><text:span text:style-name="T3">condition</text:span><text:span text:style-name="T4"> </text:span><text:span text:style-name="T5">=</text:span><text:span text:style-name="T4"> </text:span><text:span text:style-name="T5">not</text:span><text:span text:style-name="T4"> </text:span><text:span text:style-name="T3">condition</text:span></text:p>
            <text:p><text:span text:style-name="T8"># condition is False</text:span></text:p>
            <text:p><text:span text:style-name="T3">x</text:span><text:span text:style-name="T4"> </text:span><text:span text:style-name="T5">=</text:span><text:span text:style-name="T4"> </text:span><text:span text:style-name="T9">10</text:span></text:p>
            <text:p><text:span text:style-name="T5">while</text:span><text:span text:style-name="T4"> </text:span><text:span text:style-name="T3">x</text:span><text:span text:style-name="T4"> </text:span><text:span text:style-name="T5">&gt;</text:span><text:span text:style-name="T4"> </text:span><text:span text:style-name="T9">0</text:span><text:span text:style-name="T4">:</text:span></text:p>
            <text:p><text:span text:style-name="T4">    </text:span><text:span text:style-name="T3">x</text:span><text:span text:style-name="T4"> </text:span><text:span text:style-name="T5">=</text:span><text:span text:style-name="T4"> </text:span><text:span text:style-name="T3">x</text:span><text:span text:style-name="T4"> </text:span><text:span text:style-name="T5">-</text:span><text:span text:style-name="T4"> </text:span><text:span text:style-name="T9">1</text:span></text:p>
            <text:p><text:span text:style-name="T8"># x is 0</text:span></text:p>
            <text:p><text:span text:style-name="T8"># maybe you're not sure how many</text:span></text:p>
            <text:p><text:span text:style-name="T8"># iterations you need?</text:span></text:p>
            <text:p><text:span text:style-name="T3">x</text:span><text:span text:style-name="T4"> </text:span><text:span text:style-name="T5">=</text:span><text:span text:style-name="T4"> </text:span><text:span text:style-name="T9">100.0</text:span></text:p>
            <text:p><text:span text:style-name="T5">while</text:span><text:span text:style-name="T4"> </text:span><text:span text:style-name="T3">x</text:span><text:span text:style-name="T4"> </text:span><text:span text:style-name="T5">&gt;</text:span><text:span text:style-name="T4"> </text:span><text:span text:style-name="T9">1</text:span><text:span text:style-name="T4">:</text:span></text:p>
            <text:p><text:span text:style-name="T4">    </text:span><text:span text:style-name="T3">x</text:span><text:span text:style-name="T4"> </text:span><text:span text:style-name="T5">=</text:span><text:span text:style-name="T4"> </text:span><text:span text:style-name="T3">x</text:span><text:span text:style-name="T4"> </text:span><text:span text:style-name="T5">/</text:span><text:span text:style-name="T4"> </text:span><text:span text:style-name="T9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over an <text:span text:style-name="T10">Iterable </text:span><text:span text:style-name="T11">(collection</text:span> or a range) in order</text:p>
              </text:list-item>
              <text:list-item>
                <text:p>Ranges let you loop a set number of times</text:p>
              </text:list-item>
            </text:list>
            <text:p/>
          </draw:text-box>
        </draw:frame>
        <draw:frame draw:style-name="gr3" draw:text-style-name="P4" draw:layer="layout" svg:width="16.807cm" svg:height="8.735cm" svg:x="8.593cm" svg:y="9.8cm">
          <draw:text-box>
            <text:p><text:span text:style-name="T12">sum</text:span><text:span text:style-name="T4"> </text:span><text:span text:style-name="T5">=</text:span><text:span text:style-name="T4"> </text:span><text:span text:style-name="T9">0</text:span></text:p>
            <text:p><text:span text:style-name="T5">for</text:span><text:span text:style-name="T4"> </text:span><text:span text:style-name="T3">i</text:span><text:span text:style-name="T4"> </text:span><text:span text:style-name="T5">in</text:span><text:span text:style-name="T4"> </text:span><text:span text:style-name="T12">range</text:span><text:span text:style-name="T4">(</text:span><text:span text:style-name="T9">1</text:span><text:span text:style-name="T4">,</text:span><text:span text:style-name="T9">10</text:span><text:span text:style-name="T4">):</text:span></text:p>
            <text:p><text:span text:style-name="T4">    </text:span><text:span text:style-name="T12">sum</text:span><text:span text:style-name="T4"> </text:span><text:span text:style-name="T5">=</text:span><text:span text:style-name="T4"> </text:span><text:span text:style-name="T12">sum</text:span><text:span text:style-name="T4"> </text:span><text:span text:style-name="T5">+</text:span><text:span text:style-name="T4"> </text:span><text:span text:style-name="T3">i</text:span></text:p>
            <text:p><text:span text:style-name="T8"># sum is 45</text:span></text:p>
            <text:p><text:span text:style-name="T12">sum</text:span><text:span text:style-name="T4"> </text:span><text:span text:style-name="T5">=</text:span><text:span text:style-name="T4"> </text:span><text:span text:style-name="T9">0</text:span></text:p>
            <text:p><text:span text:style-name="T5">for</text:span><text:span text:style-name="T4"> </text:span><text:span text:style-name="T3">i</text:span><text:span text:style-name="T4"> </text:span><text:span text:style-name="T5">in</text:span><text:span text:style-name="T4"> </text:span><text:span text:style-name="T12">xrange</text:span><text:span text:style-name="T4">(</text:span><text:span text:style-name="T9">1</text:span><text:span text:style-name="T4">,</text:span><text:span text:style-name="T9">100000</text:span><text:span text:style-name="T4">):</text:span></text:p>
            <text:p><text:span text:style-name="T4">    </text:span><text:span text:style-name="T12">sum</text:span><text:span text:style-name="T4"> </text:span><text:span text:style-name="T5">=</text:span><text:span text:style-name="T4"> </text:span><text:span text:style-name="T12">sum</text:span><text:span text:style-name="T4"> </text:span><text:span text:style-name="T5">+</text:span><text:span text:style-name="T4"> </text:span><text:span text:style-name="T3">i</text:span></text:p>
            <text:p><text:span text:style-name="T8"># sum is 4 999 950 000</text:span></text:p>
            <text:p><text:span text:style-name="T3">s</text:span><text:span text:style-name="T4"> </text:span><text:span text:style-name="T5">=</text:span><text:span text:style-name="T4"> </text:span><text:span text:style-name="T7">""</text:span></text:p>
            <text:p><text:span text:style-name="T5">for</text:span><text:span text:style-name="T4"> </text:span><text:span text:style-name="T3">elm</text:span><text:span text:style-name="T4"> </text:span><text:span text:style-name="T5">in</text:span><text:span text:style-name="T4"> [</text:span><text:span text:style-name="T7">"a"</text:span><text:span text:style-name="T4">,</text:span><text:span text:style-name="T7">"b"</text:span><text:span text:style-name="T4">,</text:span><text:span text:style-name="T7">"c"</text:span><text:span text:style-name="T4">]:</text:span></text:p>
            <text:p><text:span text:style-name="T4">    </text:span><text:span text:style-name="T3">s</text:span><text:span text:style-name="T4"> </text:span><text:span text:style-name="T5">=</text:span><text:span text:style-name="T4"> </text:span><text:span text:style-name="T3">s</text:span><text:span text:style-name="T4"> </text:span><text:span text:style-name="T5">+</text:span><text:span text:style-name="T4"> </text:span><text:span text:style-name="T3">elm</text:span></text:p>
            <text:p><text:span text:style-name="T8"># s is ab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terable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3">next()</text:span> method</text:p>
              </text:list-item>
              <text:list-item>
                <text:p>raises <text:span text:style-name="T13">StopIteration</text:span></text:p>
              </text:list-item>
            </text:list>
          </draw:text-box>
        </draw:frame>
        <draw:frame draw:style-name="gr4" draw:text-style-name="P5" draw:layer="layout" svg:width="18.016cm" svg:height="10.856cm" svg:x="2.384cm" svg:y="8.023cm">
          <draw:text-box>
            <text:p><text:span text:style-name="T5">class</text:span><text:span text:style-name="T4"> </text:span><text:span text:style-name="T14">OnlyEvens</text:span><text:span text:style-name="T4">(</text:span><text:span text:style-name="T12">object</text:span><text:span text:style-name="T4">):</text:span></text:p>
            <text:p><text:span text:style-name="T4">    </text:span><text:span text:style-name="T5">def</text:span><text:span text:style-name="T4"> </text:span><text:span text:style-name="T15">__init__</text:span><text:span text:style-name="T4">(</text:span><text:span text:style-name="T6">self</text:span><text:span text:style-name="T4">,</text:span><text:span text:style-name="T3">s</text:span><text:span text:style-name="T4">):</text:span></text:p>
            <text:p><text:span text:style-name="T4">        </text:span><text:span text:style-name="T6">self</text:span><text:span text:style-name="T5">.</text:span><text:span text:style-name="T3">sequence</text:span><text:span text:style-name="T4"> </text:span><text:span text:style-name="T5">=</text:span><text:span text:style-name="T4"> </text:span><text:span text:style-name="T3">s</text:span></text:p>
            <text:p><text:span text:style-name="T4">        </text:span><text:span text:style-name="T6">self</text:span><text:span text:style-name="T5">.</text:span><text:span text:style-name="T3">index</text:span><text:span text:style-name="T4"> </text:span><text:span text:style-name="T5">=</text:span><text:span text:style-name="T4"> </text:span><text:span text:style-name="T9">0</text:span></text:p>
            <text:p><text:span text:style-name="T4"/></text:p>
            <text:p><text:span text:style-name="T4">    </text:span><text:span text:style-name="T5">def</text:span><text:span text:style-name="T4"> </text:span><text:span text:style-name="T15">__iter__</text:span><text:span text:style-name="T4">(</text:span><text:span text:style-name="T6">self</text:span><text:span text:style-name="T4">):</text:span></text:p>
            <text:p><text:span text:style-name="T4">        </text:span><text:span text:style-name="T5">return</text:span><text:span text:style-name="T4"> </text:span><text:span text:style-name="T6">self</text:span></text:p>
            <text:p><text:span text:style-name="T4"/></text:p>
            <text:p><text:span text:style-name="T4">    </text:span><text:span text:style-name="T5">def</text:span><text:span text:style-name="T4"> </text:span><text:span text:style-name="T15">next</text:span><text:span text:style-name="T4">(</text:span><text:span text:style-name="T6">self</text:span><text:span text:style-name="T4">):</text:span></text:p>
            <text:p><text:span text:style-name="T4">        </text:span><text:span text:style-name="T5">if</text:span><text:span text:style-name="T4"> </text:span><text:span text:style-name="T6">self</text:span><text:span text:style-name="T5">.</text:span><text:span text:style-name="T3">index</text:span><text:span text:style-name="T4"> </text:span><text:span text:style-name="T5">&gt;=</text:span><text:span text:style-name="T4"> </text:span><text:span text:style-name="T12">len</text:span><text:span text:style-name="T4">(</text:span><text:span text:style-name="T6">self</text:span><text:span text:style-name="T5">.</text:span><text:span text:style-name="T3">sequence</text:span><text:span text:style-name="T4">):</text:span></text:p>
            <text:p><text:span text:style-name="T4">            </text:span><text:span text:style-name="T5">raise</text:span><text:span text:style-name="T4"> </text:span><text:span text:style-name="T15">StopIteration</text:span></text:p>
            <text:p><text:span text:style-name="T4">        </text:span><text:span text:style-name="T3">v</text:span><text:span text:style-name="T4"> </text:span><text:span text:style-name="T5">=</text:span><text:span text:style-name="T4"> </text:span><text:span text:style-name="T6">self</text:span><text:span text:style-name="T5">.</text:span><text:span text:style-name="T3">sequence</text:span><text:span text:style-name="T4">[</text:span><text:span text:style-name="T6">self</text:span><text:span text:style-name="T5">.</text:span><text:span text:style-name="T3">index</text:span><text:span text:style-name="T4">]</text:span></text:p>
            <text:p><text:span text:style-name="T4">        </text:span><text:span text:style-name="T6">self</text:span><text:span text:style-name="T5">.</text:span><text:span text:style-name="T3">index</text:span><text:span text:style-name="T4"> </text:span><text:span text:style-name="T5">+=</text:span><text:span text:style-name="T4"> </text:span><text:span text:style-name="T9">2</text:span></text:p>
            <text:p><text:span text:style-name="T4">        </text:span><text:span text:style-name="T5">return</text:span><text:span text:style-name="T4"> </text:span><text:span text:style-name="T3">v</text:span></text:p>
            <text:p><text:span text:style-name="T4"/></text:p>
          </draw:text-box>
        </draw:frame>
        <draw:frame draw:style-name="gr4" draw:text-style-name="P5" draw:layer="layout" svg:width="11.177cm" svg:height="8.061cm" svg:x="16.223cm" svg:y="7.4cm">
          <draw:text-box>
            <text:p><text:span text:style-name="T4"/></text:p>
            <text:p><text:span text:style-name="T3">oe</text:span><text:span text:style-name="T4"> </text:span><text:span text:style-name="T5">=</text:span><text:span text:style-name="T4"> </text:span><text:span text:style-name="T3">OnlyEvens</text:span><text:span text:style-name="T4">(</text:span><text:span text:style-name="T12">range</text:span><text:span text:style-name="T4">(</text:span><text:span text:style-name="T9">1</text:span><text:span text:style-name="T4">,</text:span><text:span text:style-name="T9">10</text:span><text:span text:style-name="T4">))</text:span></text:p>
            <text:p><text:span text:style-name="T5">for</text:span><text:span text:style-name="T4"> </text:span><text:span text:style-name="T3">even</text:span><text:span text:style-name="T4"> </text:span><text:span text:style-name="T5">in</text:span><text:span text:style-name="T4"> </text:span><text:span text:style-name="T3">oe</text:span><text:span text:style-name="T4">:</text:span></text:p>
            <text:p><text:span text:style-name="T4">    </text:span><text:span text:style-name="T5">print</text:span><text:span text:style-name="T4">(</text:span><text:span text:style-name="T3">even</text:span><text:span text:style-name="T4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5" draw:layer="layout" svg:width="18.711cm" svg:height="11.201cm" svg:x="6.089cm" svg:y="8.399cm">
          <draw:text-box>
            <text:p><text:span text:style-name="T16">def</text:span><text:span text:style-name="T17"> </text:span><text:span text:style-name="T18">recsum</text:span><text:span text:style-name="T17">(l,i=</text:span><text:span text:style-name="T19">0</text:span><text:span text:style-name="T17">):</text:span></text:p>
            <text:p><text:span text:style-name="T17"><text:s text:c="4"/></text:span><text:span text:style-name="T16">if</text:span><text:span text:style-name="T17"> (i &lt; </text:span><text:span text:style-name="T20">len</text:span><text:span text:style-name="T17">(l)):</text:span></text:p>
            <text:p><text:span text:style-name="T17"><text:s text:c="8"/></text:span><text:span text:style-name="T16">return</text:span><text:span text:style-name="T17"> l[i] + recsum(l,i+</text:span><text:span text:style-name="T19">1</text:span><text:span text:style-name="T17">)</text:span></text:p>
            <text:p><text:span text:style-name="T17"><text:s text:c="4"/></text:span><text:span text:style-name="T16">else</text:span><text:span text:style-name="T17">:</text:span></text:p>
            <text:p><text:span text:style-name="T17"><text:s text:c="8"/></text:span><text:span text:style-name="T16">return</text:span><text:span text:style-name="T17"> </text:span><text:span text:style-name="T19">0</text:span></text:p>
            <text:p><text:span text:style-name="T21"/></text:p>
            <text:p><text:span text:style-name="T17">recsum(</text:span><text:span text:style-name="T20">range</text:span><text:span text:style-name="T17">(</text:span><text:span text:style-name="T19">1</text:span><text:span text:style-name="T17">,</text:span><text:span text:style-name="T19">10</text:span><text:span text:style-name="T17">))</text:span></text:p>
            <text:p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In mathematics iterating a functions means applying it repeatedly</text:span></text:p>
              </text:list-item>
              <text:list-item>
                <text:p><text:span text:style-name="T2">A map function applies 1 function to all elements in a collection and produces a new collection of the results of that function</text:span></text:p>
                <text:list>
                  <text:list-item>
                    <text:p><text:span text:style-name="T2">Usually this is in order</text:span></text:p>
                  </text:list-item>
                  <text:list-item>
                    <text:p><text:span text:style-name="T2">But you don't have to do it in order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6" draw:text-style-name="P6" draw:layer="layout" svg:width="17cm" svg:height="8.776cm" svg:x="6.4cm" svg:y="6.6cm">
          <draw:text-box>
            <text:p text:style-name="P6"><text:span text:style-name="T21"># add 1 to a list</text:span></text:p>
            <text:p text:style-name="P7"><text:span text:style-name="T17">v = [</text:span><text:span text:style-name="T19">1</text:span><text:span text:style-name="T17">,</text:span><text:span text:style-name="T19">2</text:span><text:span text:style-name="T17">,</text:span><text:span text:style-name="T19">3</text:span><text:span text:style-name="T17">]</text:span></text:p>
            <text:p text:style-name="P7"><text:span text:style-name="T17">u = </text:span><text:span text:style-name="T20">map</text:span><text:span text:style-name="T17">((</text:span><text:span text:style-name="T16">lambda</text:span><text:span text:style-name="T17"> x: x+</text:span><text:span text:style-name="T19">1</text:span><text:span text:style-name="T17">), v)</text:span></text:p>
            <text:p text:style-name="P6"><text:span text:style-name="T21"># u is now [2,3,4], v is still [1,2,3]</text:span></text:p>
            <text:p text:style-name="P7"><text:span text:style-name="T21"/></text:p>
            <text:p text:style-name="P7"><text:span text:style-name="T16">def</text:span><text:span text:style-name="T17"> </text:span><text:span text:style-name="T18">basename</text:span><text:span text:style-name="T17">(path):</text:span></text:p>
            <text:p text:style-name="P7"><text:span text:style-name="T17"><text:s text:c="4"/></text:span><text:span text:style-name="T16">return</text:span><text:span text:style-name="T17"> path.split(</text:span><text:span text:style-name="T22">"</text:span><text:span text:style-name="T23">/</text:span><text:span text:style-name="T22">"</text:span><text:span text:style-name="T17">)[-</text:span><text:span text:style-name="T19">1</text:span><text:span text:style-name="T17">]</text:span></text:p>
            <text:p text:style-name="P7"><text:span text:style-name="T21"/></text:p>
            <text:p text:style-name="P7"><text:span text:style-name="T17">v = [</text:span><text:span text:style-name="T22">"</text:span><text:span text:style-name="T23">/home</text:span><text:span text:style-name="T22">"</text:span><text:span text:style-name="T17">,</text:span><text:span text:style-name="T22">"</text:span><text:span text:style-name="T23">/</text:span><text:span text:style-name="T22">"</text:span><text:span text:style-name="T17">,</text:span><text:span text:style-name="T22">"</text:span><text:span text:style-name="T23">/usr/local</text:span><text:span text:style-name="T22">"</text:span><text:span text:style-name="T17">]</text:span></text:p>
            <text:p text:style-name="P7"><text:span text:style-name="T17">u = </text:span><text:span text:style-name="T20">map</text:span><text:span text:style-name="T17">(basename, v)</text:span></text:p>
            <text:p text:style-name="P6"><text:span text:style-name="T21"># u = ['home', '', 'local'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f you think in “map” then you can parallelize with map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7" draw:text-style-name="P6" draw:layer="layout" svg:width="17.711cm" svg:height="14.226cm" svg:x="7cm" svg:y="10.8cm">
          <draw:text-box>
            <text:p text:style-name="P6"><text:span text:style-name="T21"># this is why you want blocks with </text:span></text:p>
            <text:p text:style-name="P6"><text:span text:style-name="T21"># few dependencies!</text:span></text:p>
            <text:p text:style-name="P7"><text:span text:style-name="T16">import</text:span><text:span text:style-name="T17"> </text:span><text:span text:style-name="T24">multiprocessing</text:span><text:span text:style-name="T17"> </text:span><text:span text:style-name="T16">as</text:span><text:span text:style-name="T17"> multi</text:span></text:p>
            <text:p text:style-name="P7"><text:span text:style-name="T16">def</text:span><text:span text:style-name="T17"> </text:span><text:span text:style-name="T18">square</text:span><text:span text:style-name="T17">(x):</text:span></text:p>
            <text:p text:style-name="P7"><text:span text:style-name="T17"><text:s text:c="4"/></text:span><text:span text:style-name="T16">return</text:span><text:span text:style-name="T17"> x * x</text:span></text:p>
            <text:p text:style-name="P7"><text:span text:style-name="T21"/></text:p>
            <text:p text:style-name="P7"><text:span text:style-name="T17">p = multi.Pool( processes=</text:span><text:span text:style-name="T19">8</text:span><text:span text:style-name="T17"> )</text:span></text:p>
            <text:p text:style-name="P7"><text:span text:style-name="T17">u = p.map(square, </text:span><text:span text:style-name="T20">range</text:span><text:span text:style-name="T17">(</text:span><text:span text:style-name="T19">1</text:span><text:span text:style-name="T17">,</text:span><text:span text:style-name="T19">1000000</text:span><text:span text:style-name="T17">))</text:span></text:p>
            <text:p text:style-name="P7"><text:span text:style-name="T20">len</text:span><text:span text:style-name="T17">(u)</text:span></text:p>
            <text:p text:style-name="P6"><text:span text:style-name="T21">#999999</text:span></text:p>
            <text:p text:style-name="P7"><text:span text:style-name="T2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</text:p>
              </text:list-item>
              <text:list-item>
                <text:p>1 at a time</text:p>
              </text:list-item>
              <text:list-item>
                <text:p>Collapse a collection in a single value</text:p>
              </text:list-item>
              <text:list-item>
                <text:p>Sum is a reduce</text:p>
              </text:list-item>
            </text:list>
          </draw:text-box>
        </draw:frame>
        <draw:frame draw:style-name="gr8" draw:text-style-name="P7" draw:layer="layout" svg:width="23.6cm" svg:height="16.926cm" svg:x="7cm" svg:y="11.674cm">
          <draw:text-box>
            <text:p text:style-name="P7"><text:span text:style-name="T16">import</text:span><text:span text:style-name="T17"> </text:span><text:span text:style-name="T24">operator</text:span></text:p>
            <text:p text:style-name="P7"><text:span text:style-name="T17">l = </text:span><text:span text:style-name="T20">range</text:span><text:span text:style-name="T17">(</text:span><text:span text:style-name="T19">1</text:span><text:span text:style-name="T17">,</text:span><text:span text:style-name="T19">1000000</text:span><text:span text:style-name="T17">)</text:span></text:p>
            <text:p text:style-name="P7"><text:span text:style-name="T17">u = </text:span><text:span text:style-name="T20">reduce</text:span><text:span text:style-name="T17">(operator.add, map(square, l))</text:span></text:p>
            <text:p text:style-name="P7"><text:span text:style-name="T17">v = </text:span><text:span text:style-name="T20">sum</text:span><text:span text:style-name="T17">(map(square, l))</text:span></text:p>
            <text:p text:style-name="P7"><text:span text:style-name="T2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8" draw:text-style-name="P7" draw:layer="layout" svg:width="23.6cm" svg:height="16.926cm" svg:x="7.4cm" svg:y="5.274cm">
          <draw:text-box>
            <text:p text:style-name="P7"><text:span text:style-name="T16">import</text:span><text:span text:style-name="T17"> </text:span><text:span text:style-name="T24">operator</text:span></text:p>
            <text:p text:style-name="P7"><text:span text:style-name="T17">l = </text:span><text:span text:style-name="T20">range</text:span><text:span text:style-name="T17">(</text:span><text:span text:style-name="T19">1</text:span><text:span text:style-name="T17">,</text:span><text:span text:style-name="T19">1000000</text:span><text:span text:style-name="T17">)</text:span></text:p>
            <text:p text:style-name="P7"><text:span text:style-name="T21"/></text:p>
            <text:p text:style-name="P6"><text:span text:style-name="T21"># parallel map</text:span></text:p>
            <text:p text:style-name="P7"><text:span text:style-name="T16">def</text:span><text:span text:style-name="T17"> </text:span><text:span text:style-name="T18">parallel_square</text:span><text:span text:style-name="T17">(l):</text:span></text:p>
            <text:p text:style-name="P7"><text:span text:style-name="T17"><text:s text:c="4"/></text:span><text:span text:style-name="T17">p = multi.Pool( processes=</text:span><text:span text:style-name="T19">2</text:span><text:span text:style-name="T17"> )</text:span></text:p>
            <text:p text:style-name="P7"><text:span text:style-name="T17"><text:s text:c="4"/></text:span><text:span text:style-name="T16">return</text:span><text:span text:style-name="T17"> p.map(square, l)</text:span></text:p>
            <text:p text:style-name="P7"><text:span text:style-name="T21"/></text:p>
            <text:p text:style-name="P6"><text:span text:style-name="T21"># parallel reduce</text:span></text:p>
            <text:p text:style-name="P7"><text:span text:style-name="T16">def</text:span><text:span text:style-name="T17"> </text:span><text:span text:style-name="T18">parallel_sum</text:span><text:span text:style-name="T17">(l):</text:span></text:p>
            <text:p text:style-name="P7"><text:span text:style-name="T17"><text:s text:c="4"/></text:span><text:span text:style-name="T17">p = multi.Pool( processes=</text:span><text:span text:style-name="T19">2</text:span><text:span text:style-name="T17"> )</text:span></text:p>
            <text:p text:style-name="P7"><text:span text:style-name="T17"><text:s text:c="4"/></text:span><text:span text:style-name="T16">return</text:span><text:span text:style-name="T17"> </text:span><text:span text:style-name="T20">sum</text:span><text:span text:style-name="T17">(p.map(</text:span><text:span text:style-name="T20">sum</text:span><text:span text:style-name="T17">, </text:span></text:p>
            <text:p text:style-name="P7"><text:span text:style-name="T17"><text:tab/></text:span><text:span text:style-name="T17"><text:tab/></text:span><text:span text:style-name="T17">[ l[</text:span><text:span text:style-name="T19">0</text:span><text:span text:style-name="T17">:</text:span><text:span text:style-name="T20">len</text:span><text:span text:style-name="T17">(l)/</text:span><text:span text:style-name="T19">2</text:span><text:span text:style-name="T17">], l[</text:span><text:span text:style-name="T20">len</text:span><text:span text:style-name="T17">(l)/</text:span><text:span text:style-name="T19">2</text:span><text:span text:style-name="T17">:</text:span><text:span text:style-name="T20">len</text:span><text:span text:style-name="T17">(l)] ]))</text:span></text:p>
            <text:p text:style-name="P7"><text:span text:style-name="T21"/></text:p>
            <text:p text:style-name="P8"><text:span text:style-name="T21">parallel_sum( parallel_square(l))</text:span></text:p>
            <text:p text:style-name="P7"><text:span text:style-name="T2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onsider block depend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bram Hindle</meta:initial-creator>
    <meta:creation-date>2013-01-13T16:04:18</meta:creation-date>
    <dc:date>2013-09-04T19:00:48</dc:date>
    <dc:creator>Abram </dc:creator>
    <meta:editing-duration>PT8H15M9S</meta:editing-duration>
    <meta:editing-cycles>21</meta:editing-cycles>
    <meta:generator>LibreOffice/4.0.2.2$Linux_X86_64 LibreOffice_project/400m0$Build-2</meta:generator>
    <meta:document-statistic meta:object-count="109"/>
  </office:meta>
</office:document-meta>
</file>